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text-properties fo:font-size="14pt" style:font-size-asian="14pt"/>
    </style:style>
    <style:style style:name="P3" style:parent-style-name="Normal" style:family="paragraph">
      <style:text-properties fo:font-size="14pt" style:font-size-asian="14pt"/>
    </style:style>
    <style:style style:name="P4" style:parent-style-name="Normal" style:family="paragraph">
      <style:text-properties fo:font-size="14pt" style:font-size-asian="14pt"/>
    </style:style>
    <style:style style:name="P5" style:parent-style-name="Normal" style:family="paragraph">
      <style:text-properties fo:font-size="14pt" style:font-size-asian="14pt"/>
    </style:style>
    <style:style style:name="P6" style:parent-style-name="Normal" style:family="paragraph">
      <style:text-properties fo:font-size="14pt" style:font-size-asian="14pt"/>
    </style:style>
    <style:style style:name="P7" style:parent-style-name="Normal" style:family="paragraph">
      <style:text-properties fo:font-size="14pt" style:font-size-asian="14pt"/>
    </style:style>
    <style:style style:name="T8" style:parent-style-name="DefaultParagraphFont" style:family="text">
      <style:text-properties fo:font-size="14pt" style:font-size-asian="14pt"/>
    </style:style>
  </office:automatic-styles>
  <office:body>
    <office:text text:use-soft-page-breaks="true">
      <text:p text:style-name="P1">WORKSHOP ACTIVITIES</text:p>
      <text:p text:style-name="P2">I am getting the boys to do a series of activities,<text:s/>after the presentation about games programming, on Khan Academy (JavaScript)<text:s/>I am going to tell the pupils that their game brief<text:s/>must be a theme of ‘Arcade’. By this I literally mean I want the students to make a short game which you might meet in a 1980s games arcade.</text:p>
      <text:p text:style-name="P3">Some examples of ideas that might come up include 1v1 ping pong and such similar. I hope that the boys can consider what I have talked about in the presentation,<text:s/>by using the aspects mentioned, as well as utilising the skills they already know. I know of the code that the boys have been learning and so hope to let them use all of it. With this I intend to make them use their creative skills that I talk about in the presentation to make a cool game. This means I can teach them to make games in any language they know, rather than just simply testing on how well they have studied Java.</text:p>
      <text:p text:style-name="P4">As I learnt from my interview, I hope to teach the students that their game can be as simple as possible, and at their level it should be,<text:s/>but by making a small twist that they thought of, their game will be different and so special.</text:p>
      <text:p text:style-name="P5">I hope the boys can learn from this how it is so simple to do things with computers, as all the possible games they can make are very simple. They should find out<text:s/>a bit about how computers work through this workshop too.</text:p>
      <text:p text:style-name="P6">During this workshop, I will go around the class talking to the boys about their projects. Not only will I be doing my questionnaire, but I will also help the pupils with any problems they might come across. I will also encourage them to ask questions about a programming profession as this means I can tell they are keen to get involved. I would also be giving tips on the code: coding is all about simplicity, so I will help the pupils with finding the simplest route to a certain goal.</text:p>
      <text:p text:style-name="P7">As the workshop reaches a close, I will ask all the pupils to review their own game and what they thought of it. Asking around the class who wants to speak, the boys will express what they did versus what they wanted to do, then I will shortly mention why they could not do so.<text:s/></text:p>
      <text:p text:style-name="Normal"><text:span text:style-name="T8">When the workshop is finished, I will ask for feedback from both some of the pupils taking part and some of the teachers watching. From this I hope to gain feedback upon what I did well and could improve to develop my leadership skills.</text:spa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om Tomlin</dc:creator>
    <meta:creation-date>2017-06-21T20:46:00Z</meta:creation-date>
    <dc:date>2017-06-25T16:27:00Z</dc:date>
    <meta:template xlink:href="Normal" xlink:type="simple"/>
    <meta:editing-cycles>8</meta:editing-cycles>
    <meta:editing-duration>PT2280S</meta:editing-duration>
    <meta:document-statistic meta:page-count="1" meta:paragraph-count="4" meta:word-count="357" meta:character-count="2389" meta:row-count="16" meta:non-whitespace-character-count="2036"/>
  </office:meta>
</office:document-meta>
</file>